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cm" fo:min-width="10.7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0cm"/>
    </style:style>
    <style:style style:name="gr5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698cm" svg:height="14.026cm" svg:x="2.4cm" svg:y="3.41cm" svg:viewBox="0 0 7699 14027" svg:d="m0 14027v-14027h7699v14027zm21-9365v-2006h7655v2006zm6 4485v-1065h7646v1065zm3-2280v-810h7644v810zm-6 6116v-2006h7653v2006z">
          <text:p/>
        </draw:path>
        <draw:frame draw:style-name="gr2" draw:text-style-name="P2" draw:layer="layout" svg:width="11.245cm" svg:height="1.21cm" svg:x="6.201cm" svg:y="1.654cm">
          <draw:text-box>
            <text:p text:style-name="P2"><text:span text:style-name="T1">MEMORY USED BY THE PROGRAM</text:span></text:p>
          </draw:text-box>
        </draw:frame>
        <draw:frame draw:style-name="gr3" draw:layer="layout" svg:width="4.304cm" svg:height="0.962cm" svg:x="3.877cm" svg:y="17.901cm">
          <draw:text-box>
            <text:p>Normal mode</text:p>
          </draw:text-box>
        </draw:frame>
        <draw:frame draw:style-name="gr4" draw:layer="layout" svg:width="5.362cm" svg:height="1.255cm" svg:x="13.343cm" svg:y="17.653cm">
          <draw:text-box>
            <text:p>With suballocator</text:p>
          </draw:text-box>
        </draw:frame>
        <draw:custom-shape draw:style-name="gr5" draw:text-style-name="P1" draw:layer="layout" svg:width="0.717cm" svg:height="0.496cm" svg:x="12.457cm" svg:y="4.31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25cm" svg:height="0.962cm" svg:x="13.375cm" svg:y="4.098cm">
          <draw:text-box>
            <text:p>Memory used</text:p>
          </draw:text-box>
        </draw:frame>
        <draw:custom-shape draw:style-name="gr6" draw:text-style-name="P1" draw:layer="layout" svg:width="0.809cm" svg:height="0.515cm" svg:x="12.457cm" svg:y="5.54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27cm" svg:height="0.962cm" svg:x="13.377cm" svg:y="5.402cm">
          <draw:text-box>
            <text:p>Memory unused</text:p>
          </draw:text-box>
        </draw:frame>
        <draw:polygon draw:style-name="gr7" draw:text-style-name="P1" draw:layer="layout" svg:width="7.599cm" svg:height="7.655cm" svg:x="12.597cm" svg:y="9.747cm" svg:viewBox="0 0 7600 7656" draw:points="0,7656 0,0 7600,0 7600,7656">
          <text:p/>
        </draw:polygon>
        <draw:polygon draw:style-name="gr8" draw:text-style-name="P1" draw:layer="layout" svg:width="7.541cm" svg:height="2.166cm" svg:x="12.619cm" svg:y="9.76cm" svg:viewBox="0 0 7542 2167" draw:points="0,2167 0,0 7542,0 7542,2167">
          <text:p/>
        </draw:polygon>
        <draw:polygon draw:style-name="gr1" draw:text-style-name="P1" draw:layer="layout" svg:width="7.546cm" svg:height="1.962cm" svg:x="12.619cm" svg:y="14.364cm" svg:viewBox="0 0 7547 1963" draw:points="0,1963 0,0 7547,0 7547,1963">
          <text:p/>
        </draw:polygon>
        <draw:polygon draw:style-name="gr1" draw:text-style-name="P1" draw:layer="layout" svg:width="7.557cm" svg:height="0.959cm" svg:x="12.617cm" svg:y="13.401cm" svg:viewBox="0 0 7558 960" draw:points="0,960 0,0 7558,0 7558,960">
          <text:p/>
        </draw:polygon>
        <draw:polygon draw:style-name="gr1" draw:text-style-name="P1" draw:layer="layout" svg:width="7.555cm" svg:height="1.487cm" svg:x="12.614cm" svg:y="11.915cm" svg:viewBox="0 0 7556 1488" draw:points="0,1488 0,0 7556,0 7556,1488">
          <text:p/>
        </draw:polygon>
        <draw:polygon draw:style-name="gr1" draw:text-style-name="P1" draw:layer="layout" svg:width="7.558cm" svg:height="1.05cm" svg:x="12.61cm" svg:y="16.32cm" svg:viewBox="0 0 7559 1051" draw:points="0,1051 0,0 7559,0 7559,1051">
          <text:p/>
        </draw:polygon>
        <draw:custom-shape draw:style-name="gr9" draw:text-style-name="P1" draw:layer="layout" svg:width="19.555cm" svg:height="18.025cm" svg:x="1.405cm" svg:y="1.28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co </meta:initial-creator>
    <meta:creation-date>2012-09-16T11:38:32</meta:creation-date>
    <dc:date>2012-09-17T18:52:38</dc:date>
    <dc:creator>paco </dc:creator>
    <meta:editing-duration>PT27M55S</meta:editing-duration>
    <meta:editing-cycles>6</meta:editing-cycles>
    <meta:generator>LibreOffice/3.5$Linux_X86_64 LibreOffice_project/350m1$Build-2</meta:generator>
    <meta:document-statistic meta:object-count="15"/>
  </office:meta>
</office:document-meta>
</file>